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SchemePointer.ElementSchem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lementSchemePointer.setSchemeName( String schem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Scann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okens.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SchemePoint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SchemePointer.isChildFragmentResolv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SchemePointer.addToken( Tokens tokens , int 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kens.addToken( int tok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lementSchemePointer.reportError( String key , Object [ ] argu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SchemePointer.initErrorRepor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okens.getToken(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addToken( String token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okens.getToke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peek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anner.scanExpr( SymbolTable symbolTable , Tokens tokens , String data , int currentOffset , int endOffse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Tokens.getTokenString(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chemePointer.ElementSchemePoint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Tokens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SchemePointer.parseXPointer( String xpoin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Tokens.rew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hasM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chemePointer.checkMatch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lementSchemePointer.resolveXPointer( QName element , XMLAttributes attributes , Augmentations augs , int ev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lementSchemePointer.getSchem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chemePointer.ElementSchemePointer( SymbolTable symbolTable , XMLErrorReporter error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SchemePointer.isFragmentResol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s.nextTokenAs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anner.scanNCName( String data , int endOffset , int currentOffse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ElementSchemePointer.matchChildSequence( QName element , int even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ElementSchemePointer.getSchem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SchemePointer.setSchemeData( String schem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anner.addToken( Tokens tokens , int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